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b3e" officeooo:paragraph-rsid="0006fb3e"/>
    </style:style>
    <style:style style:name="P2" style:family="paragraph" style:parent-style-name="Standard" style:list-style-name="L1">
      <style:text-properties officeooo:rsid="0006fb3e" officeooo:paragraph-rsid="0006fb3e"/>
    </style:style>
    <style:style style:name="P3" style:family="paragraph" style:parent-style-name="Standard" style:list-style-name="L2">
      <style:text-properties officeooo:rsid="0006fb3e" officeooo:paragraph-rsid="0006fb3e"/>
    </style:style>
    <style:style style:name="P4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6fb3e" officeooo:paragraph-rsid="0006fb3e"/>
    </style:style>
    <style:style style:name="P5" style:family="paragraph" style:parent-style-name="Standard" style:list-style-name="L4">
      <style:text-properties officeooo:rsid="0006fb3e" officeooo:paragraph-rsid="0006fb3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fb3e" officeooo:paragraph-rsid="0006fb3e" style:font-weight-asian="bold" style:font-weight-complex="bold"/>
    </style:style>
    <style:style style:name="P7" style:family="paragraph" style:parent-style-name="Standard" style:list-style-name="L5">
      <style:text-properties style:text-position="0% 100%" fo:font-weight="normal" officeooo:rsid="0006fb3e" officeooo:paragraph-rsid="0006fb3e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06fb3e" officeooo:paragraph-rsid="0006fb3e" style:font-weight-asian="normal" style:font-weight-complex="normal"/>
    </style:style>
    <style:style style:name="P9" style:family="paragraph" style:parent-style-name="Standard" style:list-style-name="L6">
      <style:text-properties style:text-position="0% 100%" fo:font-weight="normal" officeooo:rsid="0006fb3e" officeooo:paragraph-rsid="0006fb3e" style:font-weight-asian="normal" style:font-weight-complex="normal"/>
    </style:style>
    <style:style style:name="P10" style:family="paragraph" style:parent-style-name="Standard" style:list-style-name="L7">
      <style:text-properties style:text-position="0% 100%" fo:font-weight="normal" officeooo:rsid="0006fb3e" officeooo:paragraph-rsid="0006fb3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s:</text:p>
      <text:list text:style-name="L1">
        <text:list-item>
          <text:p text:style-name="P2">CPF:</text:p>
          <text:list>
            <text:list-item>
              <text:p text:style-name="P2">formato;</text:p>
              <text:list>
                <text:list-item>
                  <text:p text:style-name="P2">número</text:p>
                </text:list-item>
                <text:list-item>
                  <text:p text:style-name="P2">caracteres especiais</text:p>
                </text:list-item>
                <text:list-item>
                  <text:p text:style-name="P2">espaço na frente e atrás</text:p>
                </text:list-item>
                <text:list-item>
                  <text:p text:style-name="P2">quantidade de caracteres</text:p>
                </text:list-item>
              </text:list>
            </text:list-item>
            <text:list-item>
              <text:p text:style-name="P2">nulo;</text:p>
            </text:list-item>
            <text:list-item>
              <text:p text:style-name="P2">repetido (CRUD)</text:p>
            </text:list-item>
          </text:list>
        </text:list-item>
        <text:list-item>
          <text:p text:style-name="P2">nome:</text:p>
          <text:list>
            <text:list-item>
              <text:p text:style-name="P2">formato:</text:p>
              <text:list>
                <text:list-item>
                  <text:p text:style-name="P2">número</text:p>
                </text:list-item>
                <text:list-item>
                  <text:p text:style-name="P2">caracteres especiais</text:p>
                </text:list-item>
                <text:list-item>
                  <text:p text:style-name="P2">espaço na frente e atrás</text:p>
                </text:list-item>
                <text:list-item>
                  <text:p text:style-name="P2">quantidade de caracteres</text:p>
                </text:list-item>
              </text:list>
            </text:list-item>
            <text:list-item>
              <text:p text:style-name="P2">nulo:</text:p>
            </text:list-item>
          </text:list>
        </text:list-item>
        <text:list-item>
          <text:p text:style-name="P2">CEP:</text:p>
          <text:list>
            <text:list-item>
              <text:p text:style-name="P2">nulo</text:p>
            </text:list-item>
            <text:list-item>
              <text:p text:style-name="P2">formato:</text:p>
              <text:list>
                <text:list-item>
                  <text:p text:style-name="P2">número</text:p>
                </text:list-item>
                <text:list-item>
                  <text:p text:style-name="P2">caracteres especiais</text:p>
                </text:list-item>
                <text:list-item>
                  <text:p text:style-name="P2">espaço na frente e atrás</text:p>
                </text:list-item>
                <text:list-item>
                  <text:p text:style-name="P2">quantidade de caracteres</text:p>
                </text:list-item>
              </text:list>
            </text:list-item>
            <text:list-item>
              <text:p text:style-name="P2">rua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número</text:p>
                    </text:list-item>
                    <text:list-item>
                      <text:p text:style-name="P2">caracteres especiais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</text:list>
            </text:list-item>
            <text:list-item>
              <text:p text:style-name="P2">número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letras</text:p>
                    </text:list-item>
                    <text:list-item>
                      <text:p text:style-name="P2">caracteres especiais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</text:list>
            </text:list-item>
            <text:list-item>
              <text:p text:style-name="P2">data de nascimento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letras</text:p>
                    </text:list-item>
                    <text:list-item>
                      <text:p text:style-name="P2">caracteres especiais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  <text:list-item>
                  <text:p text:style-name="P2">logico:</text:p>
                  <text:list>
                    <text:list-item>
                      <text:p text:style-name="P2">não ser maior que a data atual</text:p>
                    </text:list-item>
                  </text:list>
                </text:list-item>
              </text:list>
            </text:list-item>
            <text:list-item>
              <text:p text:style-name="P2">profissão:</text:p>
              <text:list>
                <text:list-item>
                  <text:p text:style-name="P2">ter valor para subistituir núlo (? pesquisar se é necessário)</text:p>
                </text:list-item>
                <text:list-item>
                  <text:p text:style-name="P2">formato:</text:p>
                  <text:list>
                    <text:list-item>
                      <text:p text:style-name="P2">números</text:p>
                    </text:list-item>
                    <text:list-item>
                      <text:p text:style-name="P2">caracteres especiais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  <text:list-item>
                  <text:p text:style-name="P2">lógico:</text:p>
                  <text:list>
                    <text:list-item>
                      <text:p text:style-name="P2">não ser maior que a data atual</text:p>
                    </text:list-item>
                  </text:list>
                </text:list-item>
              </text:list>
              <text:p text:style-name="P2"/>
            </text:list-item>
            <text:list-item>
              <text:p text:style-name="P2"><text:soft-page-break/>email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formatação de email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  <text:list-item>
                  <text:p text:style-name="P2">lógico:</text:p>
                  <text:list>
                    <text:list-item>
                      <text:p text:style-name="P2">não pode ser repetido</text:p>
                    </text:list-item>
                  </text:list>
                </text:list-item>
              </text:list>
            </text:list-item>
            <text:list-item>
              <text:p text:style-name="P2">telefones:</text:p>
              <text:list>
                <text:list-item>
                  <text:p text:style-name="P2">nulo (?)</text:p>
                </text:list-item>
                <text:list-item>
                  <text:p text:style-name="P2">formato:</text:p>
                  <text:list>
                    <text:list-item>
                      <text:p text:style-name="P2">formatação de telefone</text:p>
                    </text:list-item>
                    <text:list-item>
                      <text:p text:style-name="P2">quantidade de caracteres….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</text:list>
            </text:list-item>
            <text:list-item>
              <text:p text:style-name="P2">email:</text:p>
              <text:list>
                <text:list-item>
                  <text:p text:style-name="P2">nulo</text:p>
                </text:list-item>
                <text:list-item>
                  <text:p text:style-name="P2">formato:</text:p>
                  <text:list>
                    <text:list-item>
                      <text:p text:style-name="P2">formatação de email</text:p>
                    </text:list-item>
                    <text:list-item>
                      <text:p text:style-name="P2">espaço na frente e atrás</text:p>
                    </text:list-item>
                  </text:list>
                </text:list-item>
                <text:list-item>
                  <text:p text:style-name="P2">lógico:</text:p>
                  <text:list>
                    <text:list-item>
                      <text:p text:style-name="P2">não pode ser repetido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6">CRUD</text:p>
      <text:p text:style-name="P1"/>
      <text:p text:style-name="P1">Adicionar</text:p>
      <text:list text:style-name="L2">
        <text:list-item>
          <text:p text:style-name="P3">não pode repetir:</text:p>
          <text:list>
            <text:list-item>
              <text:p text:style-name="P3">e-mail utilizado;</text:p>
            </text:list-item>
            <text:list-item>
              <text:p text:style-name="P3">CPF utilizado;</text:p>
            </text:list-item>
          </text:list>
        </text:list-item>
        <text:list-item>
          <text:p text:style-name="P3"><text:s/>lógica de data de nascimento <text:s text:c="7"/></text:p>
          <text:p text:style-name="P4">Editar</text:p>
        </text:list-item>
        <text:list-item>
          <text:p text:style-name="P3">não poder editar:</text:p>
          <text:list>
            <text:list-item>
              <text:p text:style-name="P3">manter formatos válidos de todos inputs</text:p>
            </text:list-item>
            <text:list-item>
              <text:p text:style-name="P3">CPF;</text:p>
            </text:list-item>
          </text:list>
        </text:list-item>
        <text:list-item>
          <text:p text:style-name="P3"><text:s/>lógica de data de nascimento</text:p>
        </text:list-item>
      </text:list>
      <text:p text:style-name="P1">Deletar</text:p>
      <text:list text:continue-numbering="true" text:style-name="L2">
        <text:list-item>
          <text:p text:style-name="P3"><text:span text:style-name="T1">toda entidade deve ser deletado</text:span></text:p>
        </text:list-item>
      </text:list>
      <text:p text:style-name="P1"><text:span text:style-name="T1">Leitura</text:span></text:p>
      <text:list text:style-name="L4">
        <text:list-item>
          <text:p text:style-name="P5">ler todos que foram adicionado</text:p>
        </text:list-item>
        <text:list-item>
          <text:p text:style-name="P5">não let todos deletados</text:p>
        </text:list-item>
      </text:list>
      <text:p text:style-name="P1"/>
      <text:p text:style-name="P1"/>
      <text:p text:style-name="P1">Fluxo de navegação</text:p>
      <text:p text:style-name="P1"/>
      <text:p text:style-name="P1"><text:s/>Pagina principal:</text:p>
      <text:list text:style-name="L5">
        <text:list-item>
          <text:p text:style-name="P7">adicionar pessoa</text:p>
        </text:list-item>
        <text:list-item>
          <text:p text:style-name="P7">listar pessoas</text:p>
        </text:list-item>
        <text:list-item>
          <text:p text:style-name="P7">sair</text:p>
        </text:list-item>
        <text:list-item>
          <text:p text:style-name="P7">pesquisar pessoas</text:p>
        </text:list-item>
      </text:list>
      <text:p text:style-name="P8"/>
      <text:p text:style-name="P8">Tela cadastro</text:p>
      <text:list text:style-name="L6">
        <text:list-item>
          <text:p text:style-name="P9">cancelar cadastro</text:p>
        </text:list-item>
        <text:list-item>
          <text:p text:style-name="P9">cadastrar pessoa</text:p>
        </text:list-item>
        <text:list-item>
          <text:p text:style-name="P9">adcionar e-mail</text:p>
        </text:list-item>
        <text:list-item>
          <text:p text:style-name="P9"><text:soft-page-break/>adicionar telefone</text:p>
        </text:list-item>
        <text:list-item>
          <text:p text:style-name="P9">excluir e-mail</text:p>
          <text:list>
            <text:list-item>
              <text:p text:style-name="P9">mostrar só quando tiver email</text:p>
            </text:list-item>
          </text:list>
        </text:list-item>
        <text:list-item>
          <text:p text:style-name="P9">excluir telefone <text:s text:c="55"/></text:p>
          <text:list>
            <text:list-item>
              <text:p text:style-name="P9">mostrar só quando tiver email</text:p>
            </text:list-item>
          </text:list>
        </text:list-item>
        <text:list-item>
          <text:p text:style-name="P9">voltar</text:p>
          <text:list>
            <text:list-item>
              <text:p text:style-name="P9">ele não deia aparecer com modais abertos!</text:p>
            </text:list-item>
          </text:list>
        </text:list-item>
      </text:list>
      <text:p text:style-name="P8"/>
      <text:p text:style-name="P8">Modal e-mail</text:p>
      <text:list text:style-name="L7">
        <text:list-item>
          <text:p text:style-name="P10">adicionar e-mail</text:p>
        </text:list-item>
        <text:list-item>
          <text:p text:style-name="P10">cancelar adição</text:p>
        </text:list-item>
      </text:list>
      <text:p text:style-name="P8"/>
      <text:p text:style-name="P8">Modal telefone</text:p>
      <text:list text:continue-numbering="true" text:style-name="L7">
        <text:list-item>
          <text:p text:style-name="P10">adicionar telefone</text:p>
        </text:list-item>
        <text:list-item>
          <text:p text:style-name="P10">cancelar adiçã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4:13:36.207000000</meta:creation-date>
    <dc:date>2024-11-23T14:50:13.193000000</dc:date>
    <meta:editing-duration>PT36M38S</meta:editing-duration>
    <meta:editing-cycles>1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111" meta:word-count="366" meta:character-count="1830" meta:non-whitespace-character-count="1608"/>
  </office:meta>
</office:document-meta>
</file>